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.101cm" svg:stroke-color="#000000" draw:fill="none" draw:fill-color="#ffffff" fo:min-height="2.4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1.9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101cm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.101cm" svg:stroke-color="#000000" draw:fill="none" draw:fill-color="#ffffff" fo:min-height="2.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width="0.101cm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101cm" svg:stroke-color="#000000" draw:fill="none" draw:fill-color="#ffffff" fo:min-height="1.7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101cm" svg:stroke-color="#000000" draw:fill="none" draw:fill-color="#ffffff" fo:min-height="2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101cm" svg:stroke-color="#000000" draw:fill="none" draw:fill-color="#ffffff" fo:min-height="1.7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2.0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101cm" svg:stroke-color="#000000" draw:fill="none" draw:fill-color="#ffffff" fo:min-height="1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width="0.101cm" svg:stroke-color="#000000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.101cm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width="0.101cm" svg:stroke-color="#000000" draw:fill="none" draw:fill-color="#ffffff" fo:min-height="1.4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width="0.101cm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width="0.101cm" svg:stroke-color="#000000" draw:fill-color="#ffffff" draw:textarea-horizontal-align="justify" draw:textarea-vertical-align="middle" draw:auto-grow-height="false" fo:min-height="5.902cm" fo:min-width="4.9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.101cm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width="0.101cm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width="0.101cm" svg:stroke-color="#000000" draw:fill="none" draw:fill-color="#ffffff" fo:min-height="0.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width="0.101cm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width="0.101cm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width="0.101cm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1" draw:style-name="gr15" draw:text-style-name="P5" svg:width="5.001cm" svg:height="6.002cm" svg:x="0.542cm" svg:y="-1.323cm"><text:p/><draw:enhanced-geometry svg:viewBox="0 0 21600 21600" draw:type="rectangle" draw:enhanced-path="M 0 0 L 21600 0 21600 21600 0 21600 0 0 Z N"/></draw:custom-shape><draw:custom-shape text:anchor-type="paragraph" draw:z-index="1" draw:name="Form2" draw:style-name="gr15" draw:text-style-name="P5" svg:width="5.001cm" svg:height="6.002cm" svg:x="10.894cm" svg:y="0.164cm"><text:p/><draw:enhanced-geometry svg:viewBox="0 0 21600 21600" draw:type="rectangle" draw:enhanced-path="M 0 0 L 21600 0 21600 21600 0 21600 0 0 Z N"/></draw:custom-shape><draw:custom-shape text:anchor-type="paragraph" draw:z-index="2" draw:name="Form3" draw:style-name="gr15" draw:text-style-name="P5" svg:width="5.001cm" svg:height="6.002cm" svg:x="19.669cm" svg:y="-1.612cm"><text:p/><draw:enhanced-geometry svg:viewBox="0 0 21600 21600" draw:type="rectangle" draw:enhanced-path="M 0 0 L 21600 0 21600 21600 0 21600 0 0 Z N"/></draw:custom-shape><draw:custom-shape text:anchor-type="paragraph" draw:z-index="3" draw:name="Form4" draw:style-name="gr15" draw:text-style-name="P5" svg:width="5.001cm" svg:height="6.002cm" svg:x="0.55cm" svg:y="12.079cm"><text:p/><draw:enhanced-geometry svg:viewBox="0 0 21600 21600" draw:type="rectangle" draw:enhanced-path="M 0 0 L 21600 0 21600 21600 0 21600 0 0 Z N"/></draw:custom-shape><draw:custom-shape text:anchor-type="paragraph" draw:z-index="4" draw:name="Form5" draw:style-name="gr15" draw:text-style-name="P5" svg:width="5.001cm" svg:height="6.002cm" svg:x="14.958cm" svg:y="12.021cm"><text:p/><draw:enhanced-geometry svg:viewBox="0 0 21600 21600" draw:type="rectangle" draw:enhanced-path="M 0 0 L 21600 0 21600 21600 0 21600 0 0 Z N"/></draw:custom-shape><draw:custom-shape text:anchor-type="paragraph" draw:z-index="5" draw:name="Form6" draw:style-name="gr15" draw:text-style-name="P5" svg:width="5.001cm" svg:height="6.002cm" svg:x="21.451cm" svg:y="12.086cm"><text:p/><draw:enhanced-geometry svg:viewBox="0 0 21600 21600" draw:type="rectangle" draw:enhanced-path="M 0 0 L 21600 0 21600 21600 0 21600 0 0 Z N"/></draw:custom-shape><draw:frame text:anchor-type="paragraph" draw:z-index="6" draw:name="Form7" draw:style-name="gr21" draw:text-style-name="P4" svg:width="4.329cm" svg:height="0.602cm" svg:x="0.859cm" svg:y="-1.106cm"><draw:text-box><text:p text:style-name="P3"><text:span text:style-name="T1">HeartSens</text:span></text:p></draw:text-box></draw:frame><draw:frame text:anchor-type="paragraph" draw:z-index="7" draw:name="Form8" draw:style-name="gr20" draw:text-style-name="P4" svg:width="3.633cm" svg:height="0.579cm" svg:x="11.585cm" svg:y="0.407cm"><draw:text-box><text:p text:style-name="P3"><text:span text:style-name="T1">GUI</text:span></text:p></draw:text-box></draw:frame><draw:frame text:anchor-type="paragraph" draw:z-index="8" draw:name="Form9" draw:style-name="gr19" draw:text-style-name="P4" svg:width="3.825cm" svg:height="0.724cm" svg:x="20.004cm" svg:y="-1.42cm"><draw:text-box><text:p text:style-name="P3"><text:span text:style-name="T1">DataBase</text:span></text:p></draw:text-box></draw:frame><draw:frame text:anchor-type="paragraph" draw:z-index="9" draw:name="Form10" draw:style-name="gr18" draw:text-style-name="P4" svg:width="3.947cm" svg:height="0.791cm" svg:x="0.954cm" svg:y="12.271cm"><draw:text-box><text:p text:style-name="P3"><text:span text:style-name="T1">MainGame</text:span></text:p></draw:text-box></draw:frame><draw:frame text:anchor-type="paragraph" draw:z-index="10" draw:name="Form11" draw:style-name="gr17" draw:text-style-name="P4" svg:width="3.825cm" svg:height="0.698cm" svg:x="15.482cm" svg:y="12.173cm"><draw:text-box><text:p text:style-name="P3"><text:span text:style-name="T1">MiniGame</text:span></text:p></draw:text-box></draw:frame><draw:frame text:anchor-type="paragraph" draw:z-index="11" draw:name="Form12" draw:style-name="gr16" draw:text-style-name="P4" svg:width="3.825cm" svg:height="0.712cm" svg:x="21.953cm" svg:y="12.303cm"><draw:text-box><text:p text:style-name="P3"><text:span text:style-name="T1">Feedback</text:span></text:p></draw:text-box></draw:frame><draw:custom-shape text:anchor-type="paragraph" draw:z-index="12" draw:name="Form1" draw:style-name="gr15" draw:text-style-name="P5" svg:width="5.001cm" svg:height="6.002cm" svg:x="7.805cm" svg:y="12.121cm"><text:p/><draw:enhanced-geometry svg:viewBox="0 0 21600 21600" draw:type="rectangle" draw:enhanced-path="M 0 0 L 21600 0 21600 21600 0 21600 0 0 Z N"/></draw:custom-shape><draw:frame text:anchor-type="paragraph" draw:z-index="13" draw:name="Form13" draw:style-name="gr14" draw:text-style-name="P4" svg:width="3.297cm" svg:height="0.648cm" svg:x="8.363cm" svg:y="12.245cm"><draw:text-box><text:p text:style-name="P3"><text:span text:style-name="T1">Score</text:span></text:p></draw:text-box></draw:frame><draw:line text:anchor-type="paragraph" draw:z-index="14" draw:name="Form14" draw:style-name="gr11" draw:text-style-name="P2" svg:x1="0.542cm" svg:y1="-0.385cm" svg:x2="5.543cm" svg:y2="-0.385cm"><text:p/></draw:line><draw:line text:anchor-type="paragraph" draw:z-index="15" draw:name="Form14" draw:style-name="gr11" draw:text-style-name="P2" svg:x1="10.894cm" svg:y1="1.348cm" svg:x2="15.895cm" svg:y2="1.348cm"><text:p/></draw:line><draw:line text:anchor-type="paragraph" draw:z-index="16" draw:name="Form14" draw:style-name="gr11" draw:text-style-name="P2" svg:x1="19.669cm" svg:y1="-0.504cm" svg:x2="24.67cm" svg:y2="-0.504cm"><text:p/></draw:line><draw:line text:anchor-type="paragraph" draw:z-index="17" draw:name="Form14" draw:style-name="gr11" draw:text-style-name="P2" svg:x1="0.55cm" svg:y1="13.062cm" svg:x2="5.551cm" svg:y2="13.062cm"><text:p/></draw:line><draw:line text:anchor-type="paragraph" draw:z-index="18" draw:name="Form14" draw:style-name="gr11" draw:text-style-name="P2" svg:x1="7.805cm" svg:y1="13.159cm" svg:x2="12.806cm" svg:y2="13.159cm"><text:p/></draw:line><draw:line text:anchor-type="paragraph" draw:z-index="19" draw:name="Form14" draw:style-name="gr11" draw:text-style-name="P2" svg:x1="14.958cm" svg:y1="13.086cm" svg:x2="19.959cm" svg:y2="13.086cm"><text:p/></draw:line><draw:line text:anchor-type="paragraph" draw:z-index="20" draw:name="Form14" draw:style-name="gr11" draw:text-style-name="P2" svg:x1="21.451cm" svg:y1="13.134cm" svg:x2="26.452cm" svg:y2="13.134cm"><text:p/></draw:line><draw:line text:anchor-type="paragraph" draw:z-index="21" draw:name="Form15" draw:style-name="gr11" draw:text-style-name="P2" svg:x1="5.542cm" svg:y1="-1.106cm" svg:x2="19.669cm" svg:y2="-1.081cm"><text:p/></draw:line><draw:line text:anchor-type="paragraph" draw:z-index="22" draw:name="Form16" draw:style-name="gr11" draw:text-style-name="P2" svg:x1="5.542cm" svg:y1="-1.106cm" svg:x2="5.976cm" svg:y2="-0.697cm"><text:p/></draw:line><draw:line text:anchor-type="paragraph" draw:z-index="23" draw:name="Form17" draw:style-name="gr11" draw:text-style-name="P2" svg:x1="5.542cm" svg:y1="-1.106cm" svg:x2="5.928cm" svg:y2="-1.513cm"><text:p/></draw:line><draw:line text:anchor-type="paragraph" draw:z-index="24" draw:name="Form18" draw:style-name="gr11" draw:text-style-name="P2" svg:x1="11.296cm" svg:y1="12.122cm" svg:x2="11.296cm" svg:y2="6.165cm"><text:p/></draw:line><draw:line text:anchor-type="paragraph" draw:z-index="25" draw:name="Form19" draw:style-name="gr11" draw:text-style-name="P2" svg:x1="10.894cm" svg:y1="6.687cm" svg:x2="11.326cm" svg:y2="6.165cm"><text:p/></draw:line><draw:line text:anchor-type="paragraph" draw:z-index="26" draw:name="Form20" draw:style-name="gr11" draw:text-style-name="P2" svg:x1="11.88cm" svg:y1="6.639cm" svg:x2="11.326cm" svg:y2="6.165cm"><text:p/></draw:line><draw:line text:anchor-type="paragraph" draw:z-index="27" draw:name="Form21" draw:style-name="gr11" draw:text-style-name="P2" svg:x1="5.551cm" svg:y1="13.831cm" svg:x2="7.805cm" svg:y2="13.856cm"><text:p/></draw:line><draw:line text:anchor-type="paragraph" draw:z-index="28" draw:name="Form22" draw:style-name="gr11" draw:text-style-name="P2" svg:x1="5.551cm" svg:y1="13.831cm" svg:x2="5.955cm" svg:y2="14.24cm"><text:p/></draw:line><draw:line text:anchor-type="paragraph" draw:z-index="29" draw:name="Form23" draw:style-name="gr11" draw:text-style-name="P2" svg:x1="5.599cm" svg:y1="13.856cm" svg:x2="5.955cm" svg:y2="13.399cm"><text:p/></draw:line><draw:line text:anchor-type="paragraph" draw:z-index="30" draw:name="Form24" draw:style-name="gr11" draw:text-style-name="P2" svg:x1="14.958cm" svg:y1="13.878cm" svg:x2="12.806cm" svg:y2="13.878cm"><text:p/></draw:line><draw:line text:anchor-type="paragraph" draw:z-index="31" draw:name="Form25" draw:style-name="gr11" draw:text-style-name="P2" svg:x1="14.958cm" svg:y1="13.878cm" svg:x2="14.566cm" svg:y2="14.358cm"><text:p/></draw:line><draw:line text:anchor-type="paragraph" draw:z-index="32" draw:name="Form26" draw:style-name="gr11" draw:text-style-name="P2" svg:x1="14.958cm" svg:y1="13.879cm" svg:x2="14.517cm" svg:y2="13.397cm"><text:p/></draw:line><draw:line text:anchor-type="paragraph" draw:z-index="33" draw:name="Form27" draw:style-name="gr11" draw:text-style-name="P2" svg:x1="15.483cm" svg:y1="12.021cm" svg:x2="15.508cm" svg:y2="6.165cm"><text:p/></draw:line><draw:line text:anchor-type="paragraph" draw:z-index="34" draw:name="Form28" draw:style-name="gr11" draw:text-style-name="P2" svg:x1="15.05cm" svg:y1="6.662cm" svg:x2="15.509cm" svg:y2="6.165cm"><text:p/></draw:line><draw:line text:anchor-type="paragraph" draw:z-index="35" draw:name="Form29" draw:style-name="gr11" draw:text-style-name="P2" svg:x1="16.06cm" svg:y1="6.639cm" svg:x2="15.508cm" svg:y2="6.165cm"><text:p/></draw:line><draw:line text:anchor-type="paragraph" draw:z-index="36" draw:name="Form30" draw:style-name="gr11" draw:text-style-name="P2" svg:x1="5.045cm" svg:y1="12.079cm" svg:x2="5.045cm" svg:y2="5.653cm"><text:p/></draw:line><draw:line text:anchor-type="paragraph" draw:z-index="37" draw:name="Form31" draw:style-name="gr11" draw:text-style-name="P2" svg:x1="10.894cm" svg:y1="5.556cm" svg:x2="5.045cm" svg:y2="5.653cm"><text:p/></draw:line><draw:line text:anchor-type="paragraph" draw:z-index="38" draw:name="Form32" draw:style-name="gr11" draw:text-style-name="P2" svg:x1="10.359cm" svg:y1="5.124cm" svg:x2="10.893cm" svg:y2="5.556cm"><text:p/></draw:line><draw:line text:anchor-type="paragraph" draw:z-index="39" draw:name="Form33" draw:style-name="gr11" draw:text-style-name="P2" svg:x1="10.432cm" svg:y1="6.182cm" svg:x2="10.894cm" svg:y2="5.653cm"><text:p/></draw:line><draw:line text:anchor-type="paragraph" draw:z-index="40" draw:name="Form34" draw:style-name="gr11" draw:text-style-name="P2" svg:x1="12.453cm" svg:y1="8.106cm" svg:x2="22.001cm" svg:y2="8.057cm"><text:p/></draw:line><draw:line text:anchor-type="paragraph" draw:z-index="41" draw:name="Form35" draw:style-name="gr11" draw:text-style-name="P2" svg:x1="22.05cm" svg:y1="4.389cm" svg:x2="22.001cm" svg:y2="8.058cm"><text:p/></draw:line><draw:line text:anchor-type="paragraph" draw:z-index="42" draw:name="Form36" draw:style-name="gr11" draw:text-style-name="P2" svg:x1="12.476cm" svg:y1="12.121cm" svg:x2="12.862cm" svg:y2="11.65cm"><text:p/></draw:line><draw:line text:anchor-type="paragraph" draw:z-index="43" draw:name="Form37" draw:style-name="gr11" draw:text-style-name="P2" svg:x1="12.476cm" svg:y1="12.121cm" svg:x2="12.091cm" svg:y2="11.689cm"><text:p/></draw:line><draw:line text:anchor-type="paragraph" draw:z-index="44" draw:name="Form38" draw:style-name="gr11" draw:text-style-name="P2" svg:x1="24.022cm" svg:y1="12.086cm" svg:x2="24.022cm" svg:y2="5.676cm"><text:p/></draw:line><draw:line text:anchor-type="paragraph" draw:z-index="45" draw:name="Form39" draw:style-name="gr11" draw:text-style-name="P2" svg:x1="15.894cm" svg:y1="5.725cm" svg:x2="24.022cm" svg:y2="5.676cm"><text:p/></draw:line><draw:line text:anchor-type="paragraph" draw:z-index="46" draw:name="Form40" draw:style-name="gr11" draw:text-style-name="P2" svg:x1="3.385cm" svg:y1="4.678cm" svg:x2="3.408cm" svg:y2="10.031cm"><text:p/></draw:line><draw:line text:anchor-type="paragraph" draw:z-index="47" draw:name="Form41" draw:style-name="gr11" draw:text-style-name="P2" svg:x1="3.385cm" svg:y1="10.031cm" svg:x2="22.435cm" svg:y2="10.102cm"><text:p/></draw:line><draw:line text:anchor-type="paragraph" draw:z-index="48" draw:name="Form42" draw:style-name="gr11" draw:text-style-name="P2" svg:x1="22.458cm" svg:y1="12.086cm" svg:x2="22.435cm" svg:y2="10.151cm"><text:p/></draw:line><draw:line text:anchor-type="paragraph" draw:z-index="49" draw:name="Form43" draw:style-name="gr11" draw:text-style-name="P2" svg:x1="22.098cm" svg:y1="11.739cm" svg:x2="22.458cm" svg:y2="12.086cm"><text:p/></draw:line><draw:line text:anchor-type="paragraph" draw:z-index="50" draw:name="Form44" draw:style-name="gr11" draw:text-style-name="P2" svg:x1="22.917cm" svg:y1="11.714cm" svg:x2="22.458cm" svg:y2="12.086cm"><text:p/></draw:line><draw:frame text:anchor-type="paragraph" draw:z-index="51" draw:name="Form45" draw:style-name="gr13" draw:text-style-name="P1" svg:width="4.451cm" svg:height="1.468cm" svg:x="0.787cm" svg:y="-0.048cm"><draw:text-box><text:p>CurrentHR: Integer</text:p></draw:text-box></draw:frame><draw:frame text:anchor-type="paragraph" draw:z-index="52" draw:name="Form46" draw:style-name="gr10" draw:text-style-name="P1" svg:width="4.426cm" svg:height="1.9cm" svg:x="0.669cm" svg:y="1.997cm"><draw:text-box><text:p>triggerBF()</text:p></draw:text-box></draw:frame><draw:line text:anchor-type="paragraph" draw:z-index="53" draw:name="Form47" draw:style-name="gr11" draw:text-style-name="P2" svg:x1="24.622cm" svg:y1="11.58cm" svg:x2="24.022cm" svg:y2="12.086cm"><text:p/></draw:line><draw:line text:anchor-type="paragraph" draw:z-index="54" draw:name="Form48" draw:style-name="gr11" draw:text-style-name="P2" svg:x1="24.022cm" svg:y1="12.086cm" svg:x2="23.472cm" svg:y2="11.534cm"><text:p/></draw:line><draw:frame text:anchor-type="paragraph" draw:z-index="55" draw:name="Form49" draw:style-name="gr12" draw:text-style-name="P1" svg:width="4.306cm" svg:height="1.828cm" svg:x="20.029cm" svg:y="2.189cm"><draw:text-box><text:p>recordScore()</text:p><text:p>recordHR()</text:p></draw:text-box></draw:frame><draw:line text:anchor-type="paragraph" draw:z-index="56" draw:name="Form50" draw:style-name="gr11" draw:text-style-name="P2" svg:x1="12.453cm" svg:y1="8.107cm" svg:x2="12.476cm" svg:y2="12.122cm"><text:p/></draw:line><draw:line text:anchor-type="paragraph" draw:z-index="57" draw:name="Form14" draw:style-name="gr11" draw:text-style-name="P2" svg:x1="0.542cm" svg:y1="1.707cm" svg:x2="5.543cm" svg:y2="1.707cm"><text:p/></draw:line><draw:line text:anchor-type="paragraph" draw:z-index="58" draw:name="Form14" draw:style-name="gr11" draw:text-style-name="P2" svg:x1="10.894cm" svg:y1="3.729cm" svg:x2="15.895cm" svg:y2="3.729cm"><text:p/></draw:line><draw:line text:anchor-type="paragraph" draw:z-index="59" draw:name="Form14" draw:style-name="gr11" draw:text-style-name="P2" svg:x1="19.669cm" svg:y1="1.875cm" svg:x2="24.67cm" svg:y2="1.875cm"><text:p/></draw:line><draw:line text:anchor-type="paragraph" draw:z-index="60" draw:name="Form14" draw:style-name="gr11" draw:text-style-name="P2" svg:x1="0.55cm" svg:y1="15.515cm" svg:x2="5.551cm" svg:y2="15.515cm"><text:p/></draw:line><draw:line text:anchor-type="paragraph" draw:z-index="61" draw:name="Form14" draw:style-name="gr11" draw:text-style-name="P2" svg:x1="7.805cm" svg:y1="15.371cm" svg:x2="12.806cm" svg:y2="15.371cm"><text:p/></draw:line><draw:line text:anchor-type="paragraph" draw:z-index="62" draw:name="Form14" draw:style-name="gr11" draw:text-style-name="P2" svg:x1="14.958cm" svg:y1="15.346cm" svg:x2="19.959cm" svg:y2="15.346cm"><text:p/></draw:line><draw:line text:anchor-type="paragraph" draw:z-index="63" draw:name="Form14" draw:style-name="gr11" draw:text-style-name="P2" svg:x1="21.451cm" svg:y1="15.371cm" svg:x2="26.452cm" svg:y2="15.371cm"><text:p/></draw:line><draw:frame text:anchor-type="paragraph" draw:z-index="64" draw:name="Form51" draw:style-name="gr10" draw:text-style-name="P1" svg:width="4.717cm" svg:height="1.9cm" svg:x="0.834cm" svg:y="13.301cm"><draw:text-box><text:p>Alive: Boolean {Alive = true}</text:p><text:p>Hit: Boolean {Hit = false}</text:p></draw:text-box></draw:frame><draw:frame text:anchor-type="paragraph" draw:z-index="65" draw:name="Form52" draw:style-name="gr9" draw:text-style-name="P1" svg:width="4.596cm" svg:height="2.093cm" svg:x="0.762cm" svg:y="15.755cm"><draw:text-box><text:p>shoot()</text:p><text:p>start()</text:p><text:p>stop(End)</text:p></draw:text-box></draw:frame><draw:frame text:anchor-type="paragraph" draw:z-index="66" draw:name="Form53" draw:style-name="gr8" draw:text-style-name="P1" svg:width="4.379cm" svg:height="1.733cm" svg:x="15.122cm" svg:y="13.349cm"><draw:text-box><text:p>Points: Integer</text:p><text:p/></draw:text-box></draw:frame><draw:frame text:anchor-type="paragraph" draw:z-index="67" draw:name="Form54" draw:style-name="gr7" draw:text-style-name="P1" svg:width="4.283cm" svg:height="2.142cm" svg:x="15.122cm" svg:y="15.538cm"><draw:text-box><text:p>start()</text:p><text:p>stop()</text:p></draw:text-box></draw:frame><draw:frame text:anchor-type="paragraph" draw:z-index="68" draw:name="Form55" draw:style-name="gr6" draw:text-style-name="P1" svg:width="4.707cm" svg:height="1.71cm" svg:x="8.1cm" svg:y="13.541cm"><draw:text-box><text:p>Score: Integer {Score = 0}</text:p><text:p/></draw:text-box></draw:frame><draw:frame text:anchor-type="paragraph" draw:z-index="69" draw:name="Form56" draw:style-name="gr5" draw:text-style-name="P1" svg:width="4.209cm" svg:height="2.165cm" svg:x="8.1cm" svg:y="15.707cm"><draw:text-box><text:p>refreshMainScore()</text:p><text:p>getMiniScore()</text:p></draw:text-box></draw:frame><draw:frame text:anchor-type="paragraph" draw:z-index="70" draw:name="Form57" draw:style-name="gr4" draw:text-style-name="P1" svg:width="5.001cm" svg:height="2.02cm" svg:x="11.014cm" svg:y="1.54cm"><draw:text-box><text:p>End: Boolean {End = false}</text:p><text:p>Time: Timer</text:p></draw:text-box></draw:frame><draw:frame text:anchor-type="paragraph" draw:z-index="71" draw:name="Form58" draw:style-name="gr3" draw:text-style-name="P1" svg:width="4.837cm" svg:height="2.437cm" svg:x="11.058cm" svg:y="3.729cm"><draw:text-box><text:p>showMain(time)</text:p><text:p>showMini(time)</text:p><text:p>showScore()</text:p><text:p>react()</text:p></draw:text-box></draw:frame><draw:frame text:anchor-type="paragraph" draw:z-index="72" draw:name="Form59" draw:style-name="gr2" draw:text-style-name="P1" svg:width="4.571cm" svg:height="1.975cm" svg:x="21.641cm" svg:y="13.277cm"><draw:text-box><text:p>Stressed: Boolean</text:p><text:p>Mode: Integer</text:p></draw:text-box></draw:frame><draw:frame text:anchor-type="paragraph" draw:z-index="73" draw:name="Form60" draw:style-name="gr1" draw:text-style-name="P1" svg:width="4.691cm" svg:height="2.454cm" svg:x="21.594cm" svg:y="15.515cm"><draw:text-box><text:p>react(Mode, Stressed)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6T08:51:19.544000000</meta:creation-date>
    <dc:date>2020-05-16T10:38:50.963000000</dc:date>
    <meta:editing-duration>PT19M43S</meta:editing-duration>
    <meta:editing-cycles>4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